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8000000283A6E8B9B631CEF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'Odoo Unicode Support Noto'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 style:list-style-name="L1"/>
    <style:style style:name="P2" style:family="paragraph" style:parent-style-name="Preformatted_20_Text">
      <loext:graphic-properties draw:fill="solid" draw:fill-color="#f8f9fa" draw:opacity="100%"/>
      <style:paragraph-properties fo:margin-top="0in" fo:margin-bottom="0.0972in" loext:contextual-spacing="false" fo:background-color="#f8f9fa" fo:padding="0in" fo:border="none"/>
      <style:text-properties fo:font-variant="normal" fo:text-transform="none" fo:color="#212529" style:font-name="SFMono-Regular" fo:font-size="9.75pt" fo:letter-spacing="normal" fo:font-style="normal" fo:font-weight="normal" loext:padding="0in" loext:border="none"/>
    </style:style>
    <style:style style:name="P3" style:family="paragraph" style:parent-style-name="Preformatted_20_Text">
      <loext:graphic-properties draw:fill="solid" draw:fill-color="#f8f9fa" draw:opacity="100%"/>
      <style:paragraph-properties fo:margin-top="0in" fo:margin-bottom="0.0972in" loext:contextual-spacing="false" fo:background-color="#f8f9fa" fo:padding="0in" fo:border="none"/>
      <style:text-properties fo:font-variant="normal" fo:text-transform="none" fo:color="#212529" fo:letter-spacing="normal" loext:padding="0in" loext:border="none"/>
    </style:style>
    <style:style style:name="P4" style:family="paragraph" style:parent-style-name="Sender">
      <style:paragraph-properties fo:margin-top="0in" fo:margin-bottom="0in" loext:contextual-spacing="false" fo:line-height="120%"/>
    </style:style>
    <style:style style:name="P5" style:family="paragraph" style:parent-style-name="Text_20_body">
      <style:text-properties fo:font-variant="normal" fo:text-transform="none" fo:color="#28a745" style:font-name="Inter" fo:font-size="9pt" fo:letter-spacing="normal" fo:font-style="normal" fo:font-weight="bold" loext:padding-left="0.0193in" loext:padding-right="0in" loext:padding-top="0.0193in" loext:padding-bottom="0.0193in" loext:border-left="0.06pt solid #28a745" loext:border-right="none" loext:border-top="0.06pt solid #28a745" loext:border-bottom="0.06pt solid #28a745"/>
    </style:style>
    <style:style style:name="P6" style:family="paragraph" style:parent-style-name="Text_20_body">
      <style:paragraph-properties fo:margin-top="0in" fo:margin-bottom="0in" loext:contextual-spacing="false" fo:line-height="120%"/>
      <style:text-properties fo:font-variant="normal" fo:text-transform="none" fo:color="#017e84" style:text-line-through-style="none" style:text-line-through-type="none" fo:letter-spacing="normal" style:text-underline-style="none" style:text-blinking="false" fo:background-color="transparent" loext:padding="0.0311in" loext:border="1.5pt solid #28a745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weight="bold" loext:padding="0in" loext:border="none"/>
    </style:style>
    <style:style style:name="P8" style:family="paragraph" style:parent-style-name="Text_20_body">
      <style:paragraph-properties fo:margin-top="0in" fo:margin-bottom="0.0972in" loext:contextual-spacing="false"/>
      <style:text-properties fo:font-variant="normal" fo:text-transform="none" fo:color="#343a40" style:font-name="Inter" fo:font-size="11.25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top="0in" fo:margin-bottom="0.0972in" loext:contextual-spacing="false"/>
      <style:text-properties fo:font-variant="normal" fo:text-transform="none" fo:color="#343a40" fo:letter-spacing="normal" loext:padding="0in" loext:border="none"/>
    </style:style>
    <style:style style:name="T1" style:family="text">
      <style:text-properties style:font-name="Inter" fo:font-size="11.25pt" fo:font-style="normal" fo:font-weight="normal"/>
    </style:style>
    <style:style style:name="T2" style:family="text">
      <style:text-properties fo:font-variant="normal" fo:text-transform="none" fo:color="#343a40" style:text-line-through-style="none" style:text-line-through-type="none" style:font-name="Inter" fo:font-size="11.2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212529" style:font-name="Inter" fo:letter-spacing="normal" fo:font-style="normal" fo:font-weight="normal"/>
    </style:style>
    <style:style style:name="T4" style:family="text">
      <style:text-properties style:font-name="SFMono-Regular" fo:font-size="9.75pt" fo:font-style="normal" fo:font-weight="normal"/>
    </style:style>
    <style:style style:name="T5" style:family="text">
      <style:text-properties style:font-name="SFMono-Regular" fo:font-size="9.75pt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817199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<text:span text:style-name="T3">2Відповіді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answer_101312">
        <text:p text:style-name="P7">3</text:p>
        <text:p text:style-name="P6"><draw:a xlink:type="simple" xlink:href="https://www.odoo.com/uk_UA/forum/dopomoga-1/user/162916?forum_origin=/forum/dopomoga-1/exception-bus-bus-unavailable-101280"><draw:frame draw:style-name="fr1" draw:name="Зображення1" text:anchor-type="as-char" svg:width="0.4374in" svg:height="0.4374in" draw:z-index="0"><draw:image xlink:href="Pictures/1000000000000028000000283A6E8B9B631CEF23.png" xlink:type="simple" xlink:show="embed" xlink:actuate="onLoad" loext:mime-type="image/png"/><svg:title>Avatar</svg:title></draw:frame></draw:a></text:p>
        <text:p text:style-name="P4"><text:a xlink:type="simple" xlink:href="https://www.odoo.com/uk_UA/forum/dopomoga-1/user/162916?forum_origin=/forum/dopomoga-1/exception-bus-bus-unavailable-101280" text:style-name="Internet_20_link" text:visited-style-name="Visited_20_Internet_20_Link"><text:span text:style-name="T2">Axel Mendoza</text:span></text:a></text:p>
        <text:p text:style-name="P5">Найкраща відповідь</text:p>
        <text:p text:style-name="P8">You need to use the upstream openerp-im just to proxy the /longpolling/ urls and use another upstream to the / url. Put the same proxy headers in both locations in order to get it work. I read somewhere that 4 is the minimum number of workers to get it working but I don't see why in the code. If you still have issues with that just post your nginx config to get it fixed</text:p>
        <text:p text:style-name="P8">Update based on your config:</text:p>
        <text:p text:style-name="P2">upstream openerp {</text:p>
        <text:p text:style-name="P3"><text:s text:c="4"/><text:span text:style-name="T4">server 127.0.0.1:8069;</text:span></text:p>
        <text:p text:style-name="P2">}</text:p>
        <text:p text:style-name="P2">upstream openerp-im {</text:p>
        <text:p text:style-name="P3"><text:s text:c="4"/><text:span text:style-name="T4">server 127.0.0.1:8072 weight=1 fail_timeout=0;</text:span></text:p>
        <text:p text:style-name="P2">}</text:p>
        <text:p text:style-name="P2">server {</text:p>
        <text:p text:style-name="P3"><text:s text:c="4"/><text:span text:style-name="T4">listen <text:s text:c="5"/>443 default;</text:span></text:p>
        <text:p text:style-name="P3"><text:s text:c="4"/><text:span text:style-name="T4">server_name mydomain.com;</text:span></text:p>
        <text:p text:style-name="P3"><text:s text:c="4"/><text:span text:style-name="T4">root <text:s text:c="7"/>/usr/share/nginx/html;</text:span></text:p>
        <text:p text:style-name="P3"><text:s text:c="4"/><text:span text:style-name="T4">index <text:s text:c="6"/>index.html index.htm;</text:span></text:p>
        <text:p text:style-name="P3"><text:s text:c="4"/><text:span text:style-name="T4">client_max_body_size 0m;</text:span></text:p>
        <text:p text:style-name="P3"><text:s text:c="4"/><text:span text:style-name="T4"># log files</text:span></text:p>
        <text:p text:style-name="P3"><text:s text:c="4"/><text:span text:style-name="T4">access_log <text:s/>/var/log/nginx/openerp.access.log;</text:span></text:p>
        <text:p text:style-name="P3"><text:s text:c="4"/><text:span text:style-name="T4">error_log <text:s text:c="2"/>/var/log/nginx/openerp.error.log;</text:span></text:p>
        <text:p text:style-name="P3"><text:s text:c="4"/><text:span text:style-name="T4"># ssl files</text:span></text:p>
        <text:p text:style-name="P3"><text:s text:c="4"/><text:span text:style-name="T4">ssl on;</text:span></text:p>
        <text:p text:style-name="P3"><text:s text:c="4"/><text:span text:style-name="T4">ssl_certificate <text:s text:c="4"/>/etc/ssl/nginx/server.crt;</text:span></text:p>
        <text:p text:style-name="P3"><text:s text:c="4"/><text:span text:style-name="T4">ssl_certificate_key /etc/ssl/nginx/server.key;</text:span></text:p>
        <text:p text:style-name="P3"><text:s text:c="4"/><text:span text:style-name="T4">keepalive_timeout <text:s text:c="2"/>60;</text:span></text:p>
        <text:p text:style-name="P3"><text:s text:c="4"/><text:span text:style-name="T4"># limit ciphers</text:span></text:p>
        <text:p text:style-name="P3"><text:s text:c="4"/><text:span text:style-name="T4">ssl_ciphers <text:s text:c="12"/>HIGH:!ADH:!MD5;</text:span></text:p>
        <text:p text:style-name="P3"><text:s text:c="4"/><text:span text:style-name="T4">ssl_protocols <text:s text:c="10"/>SSLv3 TLSv1;</text:span></text:p>
        <text:p text:style-name="P3"><text:s text:c="4"/><text:span text:style-name="T4">ssl_prefer_server_ciphers on;</text:span></text:p>
        <text:p text:style-name="P3"><text:s text:c="4"/><text:span text:style-name="T4"># proxy buffers</text:span></text:p>
        <text:p text:style-name="P3"><text:s text:c="4"/><text:span text:style-name="T4">proxy_buffers 16 64k;</text:span></text:p>
        <text:p text:style-name="P3"><text:s text:c="4"/><text:span text:style-name="T4">proxy_buffer_size 128k;</text:span></text:p>
        <text:p text:style-name="P3"><text:soft-page-break/><text:s text:c="4"/><text:span text:style-name="T4">## default location ##</text:span></text:p>
        <text:p text:style-name="P3"><text:s text:c="4"/><text:span text:style-name="T4">location / {</text:span></text:p>
        <text:p text:style-name="P3"><text:s text:c="8"/><text:span text:style-name="T4">proxy_pass <text:s/>http://openerp;</text:span></text:p>
        <text:p text:style-name="P3"><text:s text:c="8"/><text:span text:style-name="T4"># force timeouts if the backend dies</text:span></text:p>
        <text:p text:style-name="P3"><text:s text:c="8"/><text:span text:style-name="T4">proxy_next_upstream error timeout invalid_header http_500 http_502 http_503 http_504;</text:span></text:p>
        <text:p text:style-name="P3"><text:s text:c="8"/><text:span text:style-name="T4">proxy_redirect off;</text:span></text:p>
        <text:p text:style-name="P3"><text:s text:c="8"/><text:span text:style-name="T4"># set headers</text:span></text:p>
        <text:p text:style-name="P3"><text:s text:c="8"/><text:span text:style-name="T4">proxy_set_header <text:s text:c="3"/>Host <text:s text:c="11"/>$host;</text:span></text:p>
        <text:p text:style-name="P3"><text:s text:c="8"/><text:span text:style-name="T4">proxy_set_header <text:s text:c="3"/>X-Real-IP <text:s text:c="6"/>$remote_addr;</text:span></text:p>
        <text:p text:style-name="P3"><text:s text:c="8"/><text:span text:style-name="T4">proxy_set_header <text:s text:c="3"/>X-Forwarded-For $proxy_add_x_forwarded_for;</text:span></text:p>
        <text:p text:style-name="P3"><text:s text:c="8"/><text:span text:style-name="T4">proxy_set_header <text:s text:c="3"/>X-Forwarded-Proto https;</text:span></text:p>
        <text:p text:style-name="P3"><text:s text:c="4"/><text:span text:style-name="T4">} <text:s text:c="3"/></text:span></text:p>
        <text:p text:style-name="P3"><text:s text:c="4"/><text:span text:style-name="T5">location /longpolling/ {</text:span></text:p>
        <text:p text:style-name="P3"><text:s text:c="8"/><text:span text:style-name="T5">proxy_pass <text:s/>http://openerp-im;</text:span></text:p>
        <text:p text:style-name="P3"><text:s text:c="8"/><text:span text:style-name="T5"># force timeouts if the backend dies</text:span></text:p>
        <text:p text:style-name="P3"><text:s text:c="8"/><text:span text:style-name="T5">proxy_next_upstream error timeout invalid_header http_500 http_502 http_503 http_504;</text:span></text:p>
        <text:p text:style-name="P3"><text:s text:c="8"/><text:span text:style-name="T5">proxy_redirect off;</text:span></text:p>
        <text:p text:style-name="P3"><text:s text:c="8"/><text:span text:style-name="T5"># set headers</text:span></text:p>
        <text:p text:style-name="P3"><text:s text:c="8"/><text:span text:style-name="T5">proxy_set_header <text:s text:c="3"/>Host <text:s text:c="11"/>$host;</text:span></text:p>
        <text:p text:style-name="P3"><text:s text:c="8"/><text:span text:style-name="T5">proxy_set_header <text:s text:c="3"/>X-Real-IP <text:s text:c="6"/>$remote_addr;</text:span></text:p>
        <text:p text:style-name="P3"><text:s text:c="8"/><text:span text:style-name="T5">proxy_set_header <text:s text:c="3"/>X-Forwarded-For $proxy_add_x_forwarded_for;</text:span></text:p>
        <text:p text:style-name="P3"><text:s text:c="8"/><text:span text:style-name="T5">proxy_set_header <text:s text:c="3"/>X-Forwarded-Proto https;</text:span></text:p>
        <text:p text:style-name="P3"><text:s text:c="4"/><text:span text:style-name="T5">}</text:span><text:span text:style-name="T4"> <text:s text:c="3"/></text:span></text:p>
        <text:p text:style-name="P3"><text:s text:c="4"/><text:span text:style-name="T4"># cache some static data in memory for 60mins</text:span></text:p>
        <text:p text:style-name="P3"><text:s text:c="4"/><text:span text:style-name="T4">location ~* /web/static/ {</text:span></text:p>
        <text:p text:style-name="P3"><text:s text:c="8"/><text:span text:style-name="T4">proxy_cache_valid 200 60m;</text:span></text:p>
        <text:p text:style-name="P3"><text:s text:c="8"/><text:span text:style-name="T4">proxy_buffering on;</text:span></text:p>
        <text:p text:style-name="P3"><text:s text:c="8"/><text:span text:style-name="T4">expires 864000;</text:span></text:p>
        <text:p text:style-name="P3"><text:s text:c="8"/><text:span text:style-name="T4">proxy_pass http://openerp;</text:span></text:p>
        <text:p text:style-name="P3"><text:s text:c="4"/><text:span text:style-name="T4">}</text:span></text:p>
        <text:p text:style-name="P2">}</text:p>
        <text:p text:style-name="P2">## http redirects to https ##</text:p>
        <text:p text:style-name="P2">server {</text:p>
        <text:p text:style-name="P3"><text:s text:c="4"/><text:span text:style-name="T4">listen <text:s text:c="5"/>80;</text:span></text:p>
        <text:p text:style-name="P3"><text:s text:c="4"/><text:span text:style-name="T4">server_name mydomain.com;</text:span></text:p>
        <text:p text:style-name="P3"><text:s text:c="4"/><text:span text:style-name="T4"># Strict Transport Security</text:span></text:p>
        <text:p text:style-name="P3"><text:s text:c="4"/><text:span text:style-name="T4">add_header Strict-Transport-Security max-age=2592000;</text:span></text:p>
        <text:p text:style-name="P3"><text:soft-page-break/><text:s text:c="4"/><text:span text:style-name="T4">rewrite ^/.*$ https://$host$request_uri? permanent;</text:span></text:p>
        <text:p text:style-name="P2">}</text:p>
        <text:p text:style-name="P9"> <text:span text:style-name="T1">See the added config in bold for the longpolling upstream</text:span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'Odoo Unicode Support Noto'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21:07:33.322360978</meta:creation-date>
    <dc:date>2022-09-23T21:09:11.843204329</dc:date>
    <meta:editing-duration>PT1M39S</meta:editing-duration>
    <meta:editing-cycles>1</meta:editing-cycles>
    <meta:document-statistic meta:table-count="0" meta:image-count="1" meta:object-count="0" meta:page-count="3" meta:paragraph-count="74" meta:word-count="288" meta:character-count="2682" meta:non-whitespace-character-count="2029"/>
    <meta:generator>LibreOffice/6.4.7.2$Linux_X86_64 LibreOffice_project/40$Build-2</meta:generator>
  </office:meta>
</office:document-meta>
</file>